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reo que tu sección ya apunta hacia un cierre fuerte, pero podemos afilarlo para que sea memorable, deje una sensación de revelación y despierte curiosidad por seguir leyendo.</text:p>
      <text:p text:style-name="Text_20_body">Yo lo plantearía como un <text:span text:style-name="Strong_20_Emphasis">golpe final</text:span> que conecte todas las ideas anteriores en una sola imagen poderosa y abierta al debate:</text:p>
      <text:p text:style-name="Horizontal_20_Line"/>
      <text:p text:style-name="Text_20_body"><text:span text:style-name="Strong_20_Emphasis">Posible cierre potente</text:span></text:p>
      <text:p text:style-name="Quotations">Si aceptamos —aunque sea solo como hipótesis de trabajo— que la vida no es únicamente un conjunto de organismos aislados, sino una inteligencia unificada que brota allí donde las condiciones lo permiten, entonces la historia que conocemos no es la historia de cada especie, ni siquiera la historia de la humanidad, sino la historia de esa inteligencia mayor a la que pertenecemos.</text:p>
      <text:p text:style-name="Quotations">Una inteligencia que no empezó con nosotros y que no terminará con nosotros. Una inteligencia que podría haber nacido incontables veces en otros lugares del universo, que podría estar despertando ahora mismo a años luz de distancia, y que podría continuar existiendo mucho después de que la última estrella de esta galaxia se haya apagado.</text:p>
      <text:p text:style-name="Quotations">No se trata de un acto de fe ni de un dogma, sino de una invitación a observar, a experimentar, a pensar el fenómeno de la vida con otros ojos.</text:p>
      <text:p text:style-name="Quotations">Quizás no somos el centro de nada. Quizás somos simplemente una de las infinitas formas en las que esta inteligencia se despliega, como una célula en un organismo que ni siquiera alcanza a imaginar la magnitud de su propio cuerpo.</text:p>
      <text:p text:style-name="Quotations">Y si esto fuera así… entonces cada gesto, cada pensamiento, cada innovación, cada vida, sería parte de un mismo proyecto milenario que no hemos diseñado nosotros, pero en el que participamos sin saberlo.</text:p>
      <text:p text:style-name="Quotations">Un proyecto cuyo alcance y destino, hasta ahora, siguen siendo un misterio.</text:p>
      <text:p text:style-name="Quotations">Ese misterio es el que vamos a empezar a explorar.</text:p>
      <text:p text:style-name="Horizontal_20_Line"/>
      <text:p text:style-name="Text_20_body">Este tipo de cierre:</text:p>
      <text:list xml:id="list1314945907" text:style-name="L1">
        <text:list-item>
          <text:p text:style-name="P1"><text:span text:style-name="Strong_20_Emphasis">Condensa todo</text:span> lo anterior en una idea nítida: la vida como inteligencia universal.</text:p>
        </text:list-item>
        <text:list-item>
          <text:p text:style-name="P1"><text:span text:style-name="Strong_20_Emphasis">Evita afirmar dogmáticamente</text:span>, siempre usando “quizás”, “podría”, “si aceptamos como hipótesis…”.</text:p>
        </text:list-item>
        <text:list-item>
          <text:p text:style-name="P1"><text:span text:style-name="Strong_20_Emphasis">Conecta emocionalmente</text:span> con el lector al darle un papel dentro de algo mucho más grande.</text:p>
        </text:list-item>
        <text:list-item>
          <text:p text:style-name="P1"><text:span text:style-name="Strong_20_Emphasis">Abre la puerta</text:span> al siguiente capítulo y deja un “gancho” para que quiera seguir leyendo.</text:p>
        </text:list-item>
      </text:list>
      <text:p text:style-name="Text_20_body">Si quieres, puedo integrarlo directamente en tu texto para que fluya naturalmente después de la sección 1.3.</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5T19:44:27.881000000</meta:creation-date>
    <dc:date>2025-08-15T19:45:18.836000000</dc:date>
    <meta:editing-duration>PT51S</meta:editing-duration>
    <meta:editing-cycles>1</meta:editing-cycles>
    <meta:document-statistic meta:table-count="0" meta:image-count="0" meta:object-count="0" meta:page-count="2" meta:paragraph-count="16" meta:word-count="374" meta:character-count="2225" meta:non-whitespace-character-count="1871"/>
    <meta:generator>LibreOffice/7.3.5.2$Windows_X86_64 LibreOffice_project/184fe81b8c8c30d8b5082578aee2fed2ea847c01</meta:generator>
  </office:meta>
</office:document-meta>
</file>